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4cm"/>
    </style:style>
    <style:style style:name="co2" style:family="table-column">
      <style:table-column-properties fo:break-before="auto" style:column-width="4.551cm"/>
    </style:style>
    <style:style style:name="co3" style:family="table-column">
      <style:table-column-properties fo:break-before="auto" style:column-width="4.494cm"/>
    </style:style>
    <style:style style:name="co4" style:family="table-column">
      <style:table-column-properties fo:break-before="auto" style:column-width="2.581cm"/>
    </style:style>
    <style:style style:name="co5" style:family="table-column">
      <style:table-column-properties fo:break-before="auto" style:column-width="2.053cm"/>
    </style:style>
    <style:style style:name="co6" style:family="table-column">
      <style:table-column-properties fo:break-before="auto" style:column-width="1.886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0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>
            <text:p>Faction name</text:p>
          </table:table-cell>
          <table:table-cell office:value-type="string">
            <text:p>Personality</text:p>
          </table:table-cell>
          <table:table-cell office:value-type="string">
            <text:p>Capital</text:p>
          </table:table-cell>
          <table:table-cell office:value-type="string">
            <text:p>Color</text:p>
          </table:table-cell>
          <table:table-cell office:value-type="string">
            <text:p>StartEcono</text:p>
          </table:table-cell>
          <table:table-cell office:value-type="string">
            <text:p>MinEcono</text:p>
          </table:table-cell>
          <table:table-cell office:value-type="string">
            <text:p>MaxEcono</text:p>
          </table:table-cell>
          <table:table-cell office:value-type="string">
            <text:p>FactionEconoMod</text:p>
          </table:table-cell>
          <table:table-cell office:value-type="string">
            <text:p>HPGnetSize</text:p>
          </table:table-cell>
        </table:table-row>
        <table:table-row table:style-name="ro1">
          <table:table-cell office:value-type="string">
            <text:p>Comstar</text:p>
          </table:table-cell>
          <table:table-cell office:value-type="string">
            <text:p>Julian Tiepolo</text:p>
          </table:table-cell>
          <table:table-cell office:value-type="string">
            <text:p>Terra</text:p>
          </table:table-cell>
          <table:table-cell office:value-type="string">
            <text:p>pink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office:value-type="float" office:value="2103">
            <text:p>2103</text:p>
          </table:table-cell>
        </table:table-row>
        <table:table-row table:style-name="ro1">
          <table:table-cell table:style-name="ce1" office:value-type="string">
            <text:p>Federated Suns</text:p>
          </table:table-cell>
          <table:table-cell office:value-type="string">
            <text:p>Hanse Davion</text:p>
          </table:table-cell>
          <table:table-cell office:value-type="string">
            <text:p>New Avalon</text:p>
          </table:table-cell>
          <table:table-cell office:value-type="string">
            <text:p>yellow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Draconis Combine</text:p>
          </table:table-cell>
          <table:table-cell office:value-type="string">
            <text:p>Takashi Kurita</text:p>
          </table:table-cell>
          <table:table-cell office:value-type="string">
            <text:p>Luthien</text:p>
          </table:table-cell>
          <table:table-cell office:value-type="string">
            <text:p>red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Capellan Confederation</text:p>
          </table:table-cell>
          <table:table-cell office:value-type="string">
            <text:p>Maximillian Liao</text:p>
          </table:table-cell>
          <table:table-cell office:value-type="string">
            <text:p>Sian</text:p>
          </table:table-cell>
          <table:table-cell office:value-type="string">
            <text:p>green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Free Worlds League</text:p>
          </table:table-cell>
          <table:table-cell office:value-type="string">
            <text:p>Janos Marik</text:p>
          </table:table-cell>
          <table:table-cell office:value-type="string">
            <text:p>Atreus</text:p>
          </table:table-cell>
          <table:table-cell office:value-type="string">
            <text:p>magenta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Lyran Commonwealth</text:p>
          </table:table-cell>
          <table:table-cell office:value-type="string">
            <text:p>Katrina Steiner</text:p>
          </table:table-cell>
          <table:table-cell office:value-type="string">
            <text:p>Tharkad</text:p>
          </table:table-cell>
          <table:table-cell office:value-type="string">
            <text:p>blue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reater Valkyrate</text:p>
          </table:table-cell>
          <table:table-cell office:value-type="string">
            <text:p>Unknown</text:p>
          </table:table-cell>
          <table:table-cell table:style-name="ce1" office:value-type="string">
            <text:p>none</text:p>
          </table:table-cell>
          <table:table-cell office:value-type="string">
            <text:p>gray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ircinus Federation</text:p>
          </table:table-cell>
          <table:table-cell office:value-type="string">
            <text:p>Unknown</text:p>
          </table:table-cell>
          <table:table-cell office:value-type="string">
            <text:p>none</text:p>
          </table:table-cell>
          <table:table-cell office:value-type="string">
            <text:p>gray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Elusian Fields</text:p>
          </table:table-cell>
          <table:table-cell office:value-type="string">
            <text:p>Unknown</text:p>
          </table:table-cell>
          <table:table-cell office:value-type="string">
            <text:p>none</text:p>
          </table:table-cell>
          <table:table-cell office:value-type="string">
            <text:p>gray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Outworld's Alliance</text:p>
          </table:table-cell>
          <table:table-cell office:value-type="string">
            <text:p>Unknown</text:p>
          </table:table-cell>
          <table:table-cell office:value-type="string">
            <text:p>none</text:p>
          </table:table-cell>
          <table:table-cell office:value-type="string">
            <text:p>gray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Oberon Confederation</text:p>
          </table:table-cell>
          <table:table-cell office:value-type="string">
            <text:p>Unknown</text:p>
          </table:table-cell>
          <table:table-cell office:value-type="string">
            <text:p>none</text:p>
          </table:table-cell>
          <table:table-cell office:value-type="string">
            <text:p>gray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agistracy of Canopus</text:p>
          </table:table-cell>
          <table:table-cell office:value-type="string">
            <text:p>Unknown</text:p>
          </table:table-cell>
          <table:table-cell office:value-type="string">
            <text:p>none</text:p>
          </table:table-cell>
          <table:table-cell office:value-type="string">
            <text:p>gray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arian Hegemony</text:p>
          </table:table-cell>
          <table:table-cell office:value-type="string">
            <text:p>Unknown</text:p>
          </table:table-cell>
          <table:table-cell office:value-type="string">
            <text:p>none</text:p>
          </table:table-cell>
          <table:table-cell office:value-type="string">
            <text:p>gray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Taurian Concordat</text:p>
          </table:table-cell>
          <table:table-cell office:value-type="string">
            <text:p>Unknown</text:p>
          </table:table-cell>
          <table:table-cell office:value-type="string">
            <text:p>New Vandenberg</text:p>
          </table:table-cell>
          <table:table-cell office:value-type="string">
            <text:p>gray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irates</text:p>
          </table:table-cell>
          <table:table-cell office:value-type="string">
            <text:p>Unknown</text:p>
          </table:table-cell>
          <table:table-cell office:value-type="string">
            <text:p>none</text:p>
          </table:table-cell>
          <table:table-cell office:value-type="string">
            <text:p>gray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9">2011-01-09</text:date>, <text:time>18:4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0H35M10S</meta:editing-duration>
    <meta:editing-cycles>10</meta:editing-cycles>
    <meta:generator>OpenOffice.org/3.1$Win32 OpenOffice.org_project/310m19$Build-9420</meta:generator>
    <dc:date>2011-01-09T18:41:52.84</dc:date>
    <dc:creator>Al </dc:creator>
    <meta:document-statistic meta:table-count="1" meta:cell-count="144" meta:object-count="0"/>
    <meta:user-defined meta:name="Info 1"/>
    <meta:user-defined meta:name="Info 2"/>
    <meta:user-defined meta:name="Info 3"/>
    <meta:user-defined meta:name="Info 4"/>
  </office:meta>
</office:document-meta>
</file>